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May 30 13:49:1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_box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HAVE KEY, BUT NO UNIT #212!</text:p>
          </table:table-cell>
        </table:table-row>
      </table:table>
      <table:table table:name="key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2:07:10.652173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7-10T13:27:33.292125954</dc:date>
    <meta:editing-duration>P3DT13H8M22S</meta:editing-duration>
    <meta:editing-cycles>88</meta:editing-cycles>
    <meta:generator>LibreOffice/7.5.4.2$Linux_X86_64 LibreOffice_project/50$Build-2</meta:generator>
    <meta:document-statistic meta:table-count="11" meta:cell-count="1204" meta:object-count="1"/>
  </office:meta>
</office:document-meta>
</file>